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808cm" style:rel-column-width="3114*"/>
    </style:style>
    <style:style style:name="Tabela1.B" style:family="table-column">
      <style:table-column-properties style:column-width="0.81cm" style:rel-column-width="3121*"/>
    </style:style>
    <style:style style:name="Tabela1.U" style:family="table-column">
      <style:table-column-properties style:column-width="0.81cm" style:rel-column-width="31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U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81cm" style:rel-column-width="3120*"/>
    </style:style>
    <style:style style:name="Tabela2.U" style:family="table-column">
      <style:table-column-properties style:column-width="0.813cm" style:rel-column-width="313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U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U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8a54d" style:text-blinking="false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1debb" style:text-blinking="false" fo:background-color="transparent" style:font-size-asian="8pt" style:font-size-complex="8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a6c18" style:text-blinking="false" fo:background-color="transparent" style:font-size-asian="8pt" style:font-size-complex="8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b06ac" style:text-blinking="false" fo:background-color="transparent" style:font-size-asian="8pt" style:font-size-complex="8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3ed2cc" style:text-blinking="false" fo:background-color="transparen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42af66" style:text-blinking="false" fo:background-color="transparent" style:font-size-asian="8pt" style:font-size-complex="8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44b3b4" style:text-blinking="false" fo:background-color="transparent" style:font-size-asian="8pt" style:font-size-complex="8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44f647" style:text-blinking="false" fo:background-color="transparen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9da02" style:text-blinking="false" fo:background-color="transparen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a5a40" style:text-blinking="false" fo:background-color="transparent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b40bc" style:text-blinking="false" fo:background-color="transparen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5296d7" style:text-blinking="false" fo:background-color="transparent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1debb" officeooo:paragraph-rsid="0021debb" style:text-blinking="false" fo:background-color="transparent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24db83" style:text-blinking="false" fo:background-color="transparent" style:font-size-asian="8pt" style:font-size-complex="8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5e059" officeooo:paragraph-rsid="0025e059" style:text-blinking="false" fo:background-color="transparent" style:font-size-asian="8pt" style:font-size-complex="8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size-complex="8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4b3b4" officeooo:paragraph-rsid="0042af66" style:text-blinking="false" fo:background-color="transparent" style:font-size-asian="8pt" style:font-size-complex="8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4b3b4" officeooo:paragraph-rsid="0044b3b4" style:text-blinking="false" fo:background-color="transparent" style:font-size-asian="8pt" style:font-size-complex="8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7f972" officeooo:paragraph-rsid="0047f972" style:text-blinking="false" fo:background-color="transparent" style:font-size-asian="8pt" style:font-size-complex="8p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486c56" style:text-blinking="false" fo:background-color="transparent" style:font-size-asian="8pt" style:font-size-complex="8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b31af" officeooo:paragraph-rsid="004b31af" style:text-blinking="false" fo:background-color="transparent" style:font-size-asian="8pt" style:font-size-complex="8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f471f" officeooo:paragraph-rsid="004f471f" style:text-blinking="false" fo:background-color="transparent" style:font-size-asian="8pt" style:font-size-complex="8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0c7f8" style:text-blinking="false" fo:background-color="transparent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b40bc" officeooo:paragraph-rsid="001b40bc" style:text-blinking="false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b40bc" officeooo:paragraph-rsid="0047f972" style:text-blinking="false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04454" officeooo:paragraph-rsid="00204454" style:text-blinking="false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04454" officeooo:paragraph-rsid="0021debb" style:text-blinking="false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a6c18" style:text-blinking="false" fo:background-color="transparent" style:font-size-asian="8pt" style:font-weight-asian="bold" style:font-size-complex="8pt" style:font-weight-complex="bold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19da02" style:text-blinking="false" fo:background-color="transparent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04454" style:text-blinking="false" fo:background-color="transparent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a6c18" style:text-blinking="false" fo:background-color="transparent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b40bc" officeooo:paragraph-rsid="001b40bc" style:text-blinking="false" fo:background-color="transparent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25e059" officeooo:paragraph-rsid="0025e059" style:text-blinking="false" fo:background-color="transparent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2a6c18" officeooo:paragraph-rsid="002a6c18" style:text-blinking="false" fo:background-color="transparent" style:font-size-asian="8pt" style:font-weight-asian="bold" style:font-size-complex="8pt" style:font-weight-complex="bold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7f972" officeooo:paragraph-rsid="0047f972" style:text-blinking="false" fo:background-color="transparent" style:font-size-asian="8pt" style:font-weight-asian="bold" style:font-size-complex="8pt" style:font-weight-complex="bold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86c56" officeooo:paragraph-rsid="00486c56" style:text-blinking="false" fo:background-color="transparent" style:font-size-asian="8pt" style:font-weight-asian="bold" style:font-size-complex="8pt" style:font-weight-complex="bold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f471f" officeooo:paragraph-rsid="004f471f" style:text-blinking="false" fo:background-color="transparent" style:font-size-asian="8pt" style:font-weight-asian="bold" style:font-size-complex="8pt" style:font-weight-complex="bold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b31af" officeooo:paragraph-rsid="004b31af" style:text-blinking="false" fo:background-color="transparent" style:font-size-asian="8pt" style:font-weight-asian="bold" style:font-size-complex="8pt" style:font-weight-complex="bold"/>
    </style:style>
    <style:style style:name="P41" style:family="paragraph" style:parent-style-name="Standard">
      <style:text-properties style:font-name="Courier 10 Pitch" fo:font-size="8pt" style:font-size-asian="8pt" style:font-size-complex="8pt"/>
    </style:style>
    <style:style style:name="P42" style:family="paragraph" style:parent-style-name="Standard">
      <style:paragraph-properties fo:text-align="start" style:justify-single-word="false"/>
      <style:text-properties style:font-name="Courier 10 Pitch" fo:font-size="8pt" officeooo:paragraph-rsid="005296d7" style:font-size-asian="8pt" style:font-size-complex="8pt"/>
    </style:style>
    <style:style style:name="P43" style:family="paragraph" style:parent-style-name="Table_20_Contents">
      <style:text-properties style:font-name="Courier 10 Pitch" fo:font-size="8pt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fo:font-size="8pt" officeooo:rsid="0042af66" officeooo:paragraph-rsid="0042af66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ourier 10 Pitch" fo:font-size="8pt" officeooo:rsid="0043a5b3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ourier 10 Pitch" fo:font-size="8pt" officeooo:rsid="0043a5b3" officeooo:paragraph-rsid="0043a5b3" style:font-size-asian="8pt" style:font-size-complex="8pt"/>
    </style:style>
    <style:style style:name="P47" style:family="paragraph" style:parent-style-name="Table_20_Contents">
      <style:text-properties style:font-name="Courier 10 Pitch" fo:font-size="8pt" officeooo:rsid="0046dfe6" officeooo:paragraph-rsid="0046dfe6" style:font-size-asian="8pt" style:font-size-complex="8pt"/>
    </style:style>
    <style:style style:name="P48" style:family="paragraph" style:parent-style-name="Table_20_Contents">
      <style:text-properties style:font-name="Courier 10 Pitch" fo:font-size="8pt" officeooo:rsid="00475c0f" officeooo:paragraph-rsid="00475c0f" style:font-size-asian="8pt" style:font-size-complex="8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296d7" officeooo:paragraph-rsid="005296d7" style:text-blinking="false" fo:background-color="transparent" style:font-size-asian="8pt" style:font-size-complex="8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5296d7" style:text-blinking="false" fo:background-color="transparent" style:font-size-asian="8pt" style:font-size-complex="8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534ac9" style:text-blinking="false" fo:background-color="transparent" style:font-size-asian="8pt" style:font-size-complex="8pt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8a54d" style:text-blinking="false" fo:background-color="transparent" style:font-size-asian="8pt" style:font-size-complex="8pt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53ea52" style:text-blinking="false" fo:background-color="transparent" style:font-size-asian="8pt" style:font-size-complex="8pt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486c56" style:text-blinking="false" fo:background-color="transparent" style:font-size-asian="8pt" style:font-size-complex="8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3ea52" style:text-blinking="false" fo:background-color="transparent" style:font-size-asian="8pt" style:font-size-complex="8pt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4113a" style:text-blinking="false" fo:background-color="transparent" style:font-size-asian="8pt" style:font-size-complex="8pt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3ea52" officeooo:paragraph-rsid="0053ea52" style:text-blinking="false" fo:background-color="transparent" style:font-size-asian="8pt" style:font-size-complex="8pt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1debb" officeooo:paragraph-rsid="0054113a" style:text-blinking="false" fo:background-color="transparent" style:font-size-asian="8pt" style:font-size-complex="8pt"/>
    </style:style>
    <style:style style:name="P5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b31af" officeooo:paragraph-rsid="004b31af" style:text-blinking="false" fo:background-color="transparent" style:font-size-asian="8pt" style:font-size-complex="8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4113a" style:text-blinking="false" fo:background-color="transparent" style:font-size-asian="8pt" style:font-weight-asian="bold" style:font-size-complex="8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04454" style:text-blinking="false" fo:background-color="transparent" style:font-size-asian="8pt" style:font-weight-asian="bold" style:font-size-complex="8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b40bc" officeooo:paragraph-rsid="001b40bc" style:text-blinking="false" fo:background-color="transparent" style:font-size-asian="8pt" style:font-weight-asian="bold" style:font-size-complex="8pt" style:font-weight-complex="bold"/>
    </style:style>
    <style:style style:name="T1" style:family="text">
      <style:text-properties officeooo:rsid="0019da02"/>
    </style:style>
    <style:style style:name="T2" style:family="text">
      <style:text-properties officeooo:rsid="001a5a40"/>
    </style:style>
    <style:style style:name="T3" style:family="text">
      <style:text-properties officeooo:rsid="0021debb"/>
    </style:style>
    <style:style style:name="T4" style:family="text">
      <style:text-properties officeooo:rsid="0018a54d"/>
    </style:style>
    <style:style style:name="T5" style:family="text">
      <style:text-properties officeooo:rsid="0024db83"/>
    </style:style>
    <style:style style:name="T6" style:family="text">
      <style:text-properties officeooo:rsid="002a6c18"/>
    </style:style>
    <style:style style:name="T7" style:family="text">
      <style:text-properties officeooo:rsid="003b06ac"/>
    </style:style>
    <style:style style:name="T8" style:family="text">
      <style:text-properties officeooo:rsid="003ed2cc"/>
    </style:style>
    <style:style style:name="T9" style:family="text">
      <style:text-properties officeooo:rsid="003fbcb8"/>
    </style:style>
    <style:style style:name="T10" style:family="text">
      <style:text-properties officeooo:rsid="00411fbc"/>
    </style:style>
    <style:style style:name="T11" style:family="text">
      <style:text-properties officeooo:rsid="0044f647"/>
    </style:style>
    <style:style style:name="T12" style:family="text">
      <style:text-properties officeooo:rsid="0046dfe6"/>
    </style:style>
    <style:style style:name="T13" style:family="text">
      <style:text-properties officeooo:rsid="00475c0f"/>
    </style:style>
    <style:style style:name="T14" style:family="text">
      <style:text-properties officeooo:rsid="004d2b11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da02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ece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ece3" style:text-blinking="false" fo:background-color="transparent" loext:char-shading-value="0" style:font-style-asian="normal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51ece3" style:text-blinking="false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51ece3" style:text-blinking="false" fo:background-color="transparent" loext:char-shading-value="0" style:font-style-asian="italic" style:font-style-complex="italic"/>
    </style:style>
    <style:style style:name="T20" style:family="text">
      <style:text-properties officeooo:rsid="0051ece3"/>
    </style:style>
    <style:style style:name="T21" style:family="text">
      <style:text-properties fo:font-style="italic" officeooo:rsid="0051ece3" style:font-style-asian="italic" style:font-style-complex="italic"/>
    </style:style>
    <style:style style:name="T22" style:family="text">
      <style:text-properties fo:font-style="italic" officeooo:rsid="0054113a" style:font-style-asian="italic" style:font-style-complex="italic"/>
    </style:style>
    <style:style style:name="T23" style:family="text">
      <style:text-properties style:font-name="Courier 10 Pitch" officeooo:rsid="0051ece3" style:font-style-asian="normal" style:font-style-complex="normal"/>
    </style:style>
    <style:style style:name="T24" style:family="text">
      <style:text-properties style:font-name="Courier 10 Pitch" officeooo:rsid="005296d7" style:font-style-asian="normal" style:font-style-complex="normal"/>
    </style:style>
    <style:style style:name="T25" style:family="text">
      <style:text-properties officeooo:rsid="005296d7"/>
    </style:style>
    <style:style style:name="T26" style:family="text">
      <style:text-properties officeooo:rsid="0051ece3" style:font-style-asian="normal" style:font-style-complex="normal"/>
    </style:style>
    <style:style style:name="T27" style:family="text">
      <style:text-properties officeooo:rsid="005296d7" style:font-style-asian="normal" style:font-style-complex="normal"/>
    </style:style>
    <style:style style:name="T28" style:family="text">
      <style:text-properties officeooo:rsid="0047f972" style:font-style-asian="normal" style:font-style-complex="normal"/>
    </style:style>
    <style:style style:name="T29" style:family="text">
      <style:text-properties officeooo:rsid="0054113a" style:font-style-asian="normal" style:font-style-complex="normal"/>
    </style:style>
    <style:style style:name="T30" style:family="text">
      <style:text-properties officeooo:rsid="0053ea52"/>
    </style:style>
    <style:style style:name="T31" style:family="text">
      <style:text-properties officeooo:rsid="0054113a"/>
    </style:style>
    <style:style style:name="T32" style:family="text">
      <style:text-properties officeooo:rsid="00486c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1. Criar e coletar um vetor [50] inteiro. Calcular e exibir:</text:p>
      <text:p text:style-name="P19">a. A média dos valores entre 10 e 200;</text:p>
      <text:p text:style-name="P19">b. A soma dos números ímpares.</text:p>
      <text:p text:style-name="P19"/>
      <text:p text:style-name="P37">Pseudo-Código</text:p>
      <text:p text:style-name="P37"/>
      <text:p text:style-name="P19">Algoritmo: Vetor01</text:p>
      <text:p text:style-name="P19">inicio</text:p>
      <text:p text:style-name="P19"><text:tab/>tipo V = <text:s/>vetor [1..50] inteiros;</text:p>
      <text:p text:style-name="P19"><text:tab/>V: vtr;</text:p>
      <text:p text:style-name="P19"><text:tab/>inteiro: i;</text:p>
      <text:p text:style-name="P19"><text:tab/>real: md;</text:p>
      <text:p text:style-name="P19"/>
      <text:p text:style-name="P19"><text:tab/>s <text:span text:style-name="T30">=</text:span> 0;</text:p>
      <text:p text:style-name="P19"><text:s/><text:tab/>md <text:span text:style-name="T30">=</text:span> 0;</text:p>
      <text:p text:style-name="P19"/>
      <text:p text:style-name="P19"><text:tab/>para(i=1;i&lt;=50;i++)faça</text:p>
      <text:p text:style-name="P19"><text:s/><text:tab/><text:tab/>leia: vtr[i];</text:p>
      <text:p text:style-name="P19"><text:tab/><text:tab/>se(vtr[i] &gt;= 10 e vtr[i] &lt;= 200)</text:p>
      <text:p text:style-name="P19"><text:tab/><text:tab/>então</text:p>
      <text:p text:style-name="P19"><text:tab/><text:tab/><text:tab/>s <text:span text:style-name="T30">=</text:span> s + vtr[i];</text:p>
      <text:p text:style-name="P19"><text:tab/><text:tab/><text:tab/>md += 1;</text:p>
      <text:p text:style-name="P19"><text:tab/><text:tab/>fimse;</text:p>
      <text:p text:style-name="P19"><text:tab/>fimpara;</text:p>
      <text:p text:style-name="P19"><text:tab/></text:p>
      <text:p text:style-name="P19"><text:tab/>md <text:span text:style-name="T30">=</text:span> s / md;</text:p>
      <text:p text:style-name="P19"><text:tab/>escreva: md;</text:p>
      <text:p text:style-name="P19"><text:tab/>s <text:span text:style-name="T30">=</text:span> 0;</text:p>
      <text:p text:style-name="P19"><text:tab/> <text:s text:c="3"/></text:p>
      <text:p text:style-name="P19"><text:tab/>para(i=1;i&lt;=50;i++)faça</text:p>
      <text:p text:style-name="P19"><text:tab/><text:tab/>se(vtr[i] % 2 &lt;&gt; 0)</text:p>
      <text:p text:style-name="P19"><text:tab/><text:tab/>então</text:p>
      <text:p text:style-name="P19"><text:tab/><text:tab/><text:tab/>s <text:span text:style-name="T30">=</text:span> s + vtr[i];</text:p>
      <text:p text:style-name="P19"><text:tab/><text:tab/>fimse;</text:p>
      <text:p text:style-name="P19"><text:tab/>fimpara;</text:p>
      <text:p text:style-name="P19"><text:tab/>escreva: s;</text:p>
      <text:p text:style-name="P19">fim</text:p>
      <text:p text:style-name="P52"/>
      <text:p text:style-name="P52"/>
      <text:p text:style-name="P31">Teste de mesa</text:p>
      <text:p text:style-name="P9"/>
      <text:p text:style-name="P42"><text:span text:style-name="T15">//</text:span><text:span text:style-name="T16">Valores coletados no vetor </text:span><text:span text:style-name="T18">vtr[]</text:span><text:span text:style-name="T19">, </text:span><text:span text:style-name="T17">valores de 10 a 200 somados e alocados em </text:span><text:span text:style-name="T19">s, m </text:span><text:span text:style-name="T17">recebe a quantidade de </text:span><text:span text:style-name="T26">incidência</text:span><text:span text:style-name="T27">s de valores de </text:span><text:span text:style-name="T17">10 a 200.</text:span></text:p>
      <text:p text:style-name="P11">i<text:tab/><text:tab/>-<text:tab/>1 <text:tab/>2 <text:tab/>3 <text:tab/>.. <text:tab/>49 <text:tab/>50<text:tab/></text:p>
      <text:p text:style-name="P11">vtr[<text:span text:style-name="T2">i</text:span>]<text:tab/><text:tab/>-<text:tab/>23<text:tab/>9<text:tab/>45<text:tab/>..<text:tab/>1<text:span text:style-name="T2">6</text:span><text:tab/>203<text:tab/></text:p>
      <text:p text:style-name="P9">s<text:tab/><text:tab/><text:span text:style-name="T2">0</text:span><text:tab/>23 <text:tab/>23<text:tab/>68<text:tab/>..<text:tab/>8<text:span text:style-name="T2">4</text:span><text:tab/>8<text:span text:style-name="T2">4</text:span><text:tab/></text:p>
      <text:p text:style-name="P9">md<text:tab/><text:tab/><text:span text:style-name="T2">0</text:span><text:tab/>1<text:tab/>1<text:tab/>2<text:tab/>..<text:tab/>3<text:tab/>3<text:tab/></text:p>
      <text:p text:style-name="P9"/>
      <text:p text:style-name="P12"><text:span text:style-name="T20">//Calculo da média dos valores entre 10 e 200 </text:span><text:span text:style-name="T23">alocado </text:span><text:span text:style-name="T24">em md.</text:span></text:p>
      <text:p text:style-name="P12"><text:span text:style-name="T25">s<text:tab/></text:span>8<text:span text:style-name="T25">4 <text:tab/>0</text:span></text:p>
      <text:p text:style-name="P49">md<text:tab/>3<text:tab/>28</text:p>
      <text:p text:style-name="P12"/>
      <text:p text:style-name="P51"><text:span text:style-name="T20">//Calculo da</text:span><text:span text:style-name="T28"> soma dos números ímpares.</text:span></text:p>
      <text:p text:style-name="P10">i<text:tab/><text:tab/>1 <text:tab/>2 <text:tab/>3 <text:tab/>.. <text:tab/>49 <text:tab/>50<text:tab/></text:p>
      <text:p text:style-name="P10">vtr[<text:span text:style-name="T2">i</text:span>]<text:tab/><text:tab/>23<text:tab/>9<text:tab/>45<text:tab/>..<text:tab/>1<text:span text:style-name="T2">6</text:span><text:tab/>203<text:tab/></text:p>
      <text:p text:style-name="P10">s<text:tab/><text:tab/>23 <text:tab/><text:span text:style-name="T2">32</text:span><text:tab/><text:span text:style-name="T2">77</text:span><text:tab/>..<text:tab/><text:span text:style-name="T2">77</text:span><text:tab/><text:span text:style-name="T2">280</text:span><text:tab/></text:p>
      <text:p text:style-name="P1"/>
      <text:p text:style-name="P34"/>
      <text:p text:style-name="P34">Massa de dados</text:p>
      <text:p text:style-name="P34"/>
      <text:p text:style-name="P25">entrada:<text:tab/><text:span text:style-name="T1">23 <text:s/>9 <text:s/>45 .. <text:s/>16 <text:s/>203</text:span></text:p>
      <text:p text:style-name="P25">saida:<text:tab/><text:tab/><text:span text:style-name="T2">28 <text:s/>280</text:span>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0"/>
      <text:p text:style-name="P20"><text:soft-page-break/>2.Criar e coletar um vetor [100] inteiro e exibir:</text:p>
      <text:p text:style-name="P20">a. O maior e o menor valor,</text:p>
      <text:p text:style-name="P20">b. A média dos valores.</text:p>
      <text:p text:style-name="P20"/>
      <text:p text:style-name="P38">Pseudo-Código</text:p>
      <text:p text:style-name="P38"/>
      <text:p text:style-name="P20">algoritmo Vetor<text:span text:style-name="T14">2</text:span></text:p>
      <text:p text:style-name="P20">início</text:p>
      <text:p text:style-name="P20"><text:tab/>tipo V = vetor [1..100] inteiros;</text:p>
      <text:p text:style-name="P20"><text:tab/>V: vtr;</text:p>
      <text:p text:style-name="P20"><text:tab/>inteiro: i,s,MA,ME;</text:p>
      <text:p text:style-name="P20"><text:tab/>real: md;</text:p>
      <text:p text:style-name="P20"><text:tab/></text:p>
      <text:p text:style-name="P20"><text:tab/>MA <text:span text:style-name="T30">=</text:span> 0;</text:p>
      <text:p text:style-name="P20"><text:tab/>s <text:span text:style-name="T30">=</text:span> 0;</text:p>
      <text:p text:style-name="P20"/>
      <text:p text:style-name="P20"><text:tab/>para(i=1;i&lt;=100;i++)faça</text:p>
      <text:p text:style-name="P53"><text:tab/><text:tab/>leia: vtr[i];</text:p>
      <text:p text:style-name="P53"><text:tab/><text:tab/>s += vtr[i];</text:p>
      <text:p text:style-name="P20"><text:tab/>fimpara</text:p>
      <text:p text:style-name="P20"><text:tab/></text:p>
      <text:p text:style-name="P20"><text:tab/>md <text:span text:style-name="T30">=</text:span> i;</text:p>
      <text:p text:style-name="P20"><text:tab/>md <text:span text:style-name="T30">=</text:span> s / md; //média dos valores</text:p>
      <text:p text:style-name="P20"/>
      <text:p text:style-name="P20"><text:tab/>para(i=1;i&lt;=100;i++)faça</text:p>
      <text:p text:style-name="P20"><text:tab/><text:tab/>se(vtr[i] &gt; MA)</text:p>
      <text:p text:style-name="P20"><text:tab/><text:tab/>então</text:p>
      <text:p text:style-name="P20"><text:tab/><text:tab/><text:tab/>MA <text:span text:style-name="T30">=</text:span> vtr[i]; //define maior</text:p>
      <text:p text:style-name="P20"><text:tab/><text:tab/>fimse;</text:p>
      <text:p text:style-name="P20"><text:tab/>fimpara;</text:p>
      <text:p text:style-name="P20"/>
      <text:p text:style-name="P20"><text:tab/>ME <text:span text:style-name="T30">=</text:span> MA;</text:p>
      <text:p text:style-name="P20"/>
      <text:p text:style-name="P20"><text:tab/>para(i=1;i&lt;=100;i++)faça</text:p>
      <text:p text:style-name="P20"><text:tab/><text:tab/>se(vtr[i] &lt; ME)</text:p>
      <text:p text:style-name="P20"><text:tab/><text:tab/>então</text:p>
      <text:p text:style-name="P20"><text:tab/><text:tab/><text:tab/>ME <text:span text:style-name="T30">=</text:span> vtr[i]; //define menor</text:p>
      <text:p text:style-name="P20"><text:tab/><text:tab/>fimse;</text:p>
      <text:p text:style-name="P20"><text:tab/>fimpara;</text:p>
      <text:p text:style-name="P20"><text:tab/></text:p>
      <text:p text:style-name="P20"><text:tab/>escreva: MA;</text:p>
      <text:p text:style-name="P20"><text:tab/>escreva: ME;</text:p>
      <text:p text:style-name="P20"><text:tab/>escreva: md;</text:p>
      <text:p text:style-name="P20">fim</text:p>
      <text:p text:style-name="P1"/>
      <text:p text:style-name="P32">Teste de mesa</text:p>
      <text:p text:style-name="P32"/>
      <text:p text:style-name="P60">//<text:span text:style-name="T31">Valores coletados no vetor </text:span><text:span text:style-name="T22">vtr[], </text:span><text:span text:style-name="T29">soma de todos os valores alocado em </text:span><text:span text:style-name="T22">s.</text:span></text:p>
      <text:p text:style-name="P26">i<text:tab/>1<text:tab/>2 <text:tab/>3 <text:tab/>..<text:tab/>99<text:tab/>100</text:p>
      <text:p text:style-name="P13">vtr[]<text:tab/>12<text:tab/>345<text:tab/>2<text:tab/>..<text:tab/>76<text:tab/>36</text:p>
      <text:p text:style-name="P14">s<text:tab/>12<text:tab/>357<text:tab/>359<text:tab/>..<text:tab/>435<text:tab/>471</text:p>
      <text:p text:style-name="P55">md<text:tab/>0<text:tab/>0<text:tab/>0<text:tab/>..<text:tab/>0<text:tab/>0</text:p>
      <text:p text:style-name="P55"/>
      <text:p text:style-name="P56">//<text:span text:style-name="T31">Média dos valores.</text:span></text:p>
      <text:p text:style-name="P57">s<text:tab/>471<text:tab/></text:p>
      <text:p text:style-name="P55"><text:span text:style-name="T30">md<text:tab/></text:span>100<text:tab/>4,71<text:tab/></text:p>
      <text:p text:style-name="P13"/>
      <text:p text:style-name="P13">//<text:span text:style-name="T31">Maior malor</text:span></text:p>
      <text:p text:style-name="P27">i<text:tab/>1<text:tab/>2 <text:tab/>3 <text:tab/>..<text:tab/>99<text:tab/>100</text:p>
      <text:p text:style-name="P2">MA<text:tab/><text:span text:style-name="T3">12<text:tab/>345<text:tab/>345<text:tab/>..<text:tab/>345<text:tab/>345</text:span></text:p>
      <text:p text:style-name="P58"/>
      <text:p text:style-name="P58">//<text:span text:style-name="T31">Menor malor</text:span></text:p>
      <text:p text:style-name="P27">i<text:tab/>1<text:tab/>2 <text:tab/>3 <text:tab/>..<text:tab/>99<text:tab/>100</text:p>
      <text:p text:style-name="P2">M<text:span text:style-name="T3">E</text:span><text:tab/><text:span text:style-name="T3">345<text:tab/>12<text:tab/>2<text:tab/>..<text:tab/>2<text:tab/>2<text:tab/></text:span></text:p>
      <text:p text:style-name="P1"/>
      <text:p text:style-name="P35">Massa de dados</text:p>
      <text:p text:style-name="P1"/>
      <text:p text:style-name="P15">entrada:<text:tab/><text:span text:style-name="T5">12 <text:s/>345 <text:s/>2 .. 76 36</text:span></text:p>
      <text:p text:style-name="P15">saida:<text:tab/><text:tab/><text:span text:style-name="T3">345 </text:span>2 <text:span text:style-name="T5">4,71</text:span></text:p>
      <text:p text:style-name="P1"/>
      <text:p text:style-name="P1"/>
      <text:p text:style-name="P1"/>
      <text:p text:style-name="P1"/>
      <text:p text:style-name="P21"/>
      <text:p text:style-name="P21"/>
      <text:p text:style-name="P21"><text:soft-page-break/>3. Criar e coletar valores inteiros nos vetores VT1[3] e VT2[3].</text:p>
      <text:p text:style-name="P21">Concatenar esses valores em um 3o vetor (VT3[6]) e mostrar os seus dados.</text:p>
      <text:p text:style-name="P21">P. ex: VT1[1][2][3] VT2[4[5][6] VT3[1][2][3][4][5][6]</text:p>
      <text:p text:style-name="P21"/>
      <text:p text:style-name="P40">Pseudo-Código</text:p>
      <text:p text:style-name="P21"/>
      <text:p text:style-name="P21">algoritmo: VetorConcat</text:p>
      <text:p text:style-name="P21">início</text:p>
      <text:p text:style-name="P21"><text:tab/>tipo V1 = vetor [1..3] inteiros;</text:p>
      <text:p text:style-name="P21"><text:tab/>V1: vtrA;</text:p>
      <text:p text:style-name="P21"/>
      <text:p text:style-name="P21"><text:tab/>tipo V2 = vetor [4..6] inteiros;</text:p>
      <text:p text:style-name="P21"><text:tab/>V2: vtrB;</text:p>
      <text:p text:style-name="P21"><text:tab/></text:p>
      <text:p text:style-name="P21"><text:tab/>tipo V3 = vetor [1..6] inteiros;</text:p>
      <text:p text:style-name="P21"><text:tab/>V3: vtrC;</text:p>
      <text:p text:style-name="P21"/>
      <text:p text:style-name="P21"><text:tab/>para(i=1;i&lt;=6;i++)faça</text:p>
      <text:p text:style-name="P21"><text:tab/><text:tab/>se(i&lt;=3)</text:p>
      <text:p text:style-name="P21"><text:tab/><text:tab/>entao</text:p>
      <text:p text:style-name="P21"><text:tab/><text:tab/><text:tab/>leia: vtrA[i];</text:p>
      <text:p text:style-name="P21"><text:tab/><text:tab/>senão</text:p>
      <text:p text:style-name="P21"><text:tab/><text:tab/><text:tab/>leia: vtrB[i];</text:p>
      <text:p text:style-name="P21"><text:tab/><text:tab/>fimse;</text:p>
      <text:p text:style-name="P21"><text:tab/>fimpara</text:p>
      <text:p text:style-name="P21"/>
      <text:p text:style-name="P21"><text:tab/>para(i=1;i&lt;=6;i++)faça</text:p>
      <text:p text:style-name="P21"><text:tab/><text:tab/>se(i&lt;=3)</text:p>
      <text:p text:style-name="P21"><text:tab/><text:tab/>entao</text:p>
      <text:p text:style-name="P21"><text:tab/><text:tab/><text:tab/>vtrC[i] <text:span text:style-name="T30">=</text:span> vtrA[i];</text:p>
      <text:p text:style-name="P21"><text:tab/><text:tab/>senão</text:p>
      <text:p text:style-name="P21"><text:tab/><text:tab/><text:tab/>vtrC[i] <text:span text:style-name="T30">=</text:span> vtrB[i];</text:p>
      <text:p text:style-name="P21"><text:tab/><text:tab/>fimse;</text:p>
      <text:p text:style-name="P21"><text:tab/>fimpara</text:p>
      <text:p text:style-name="P21"><text:tab/></text:p>
      <text:p text:style-name="P21"><text:tab/>para(i=1;i&lt;=6;i++)faça</text:p>
      <text:p text:style-name="P21"><text:tab/><text:tab/>escreva: vtrC[i];</text:p>
      <text:p text:style-name="P21"><text:tab/>fimpara</text:p>
      <text:p text:style-name="P21">fim</text:p>
      <text:p text:style-name="P1"/>
      <text:p text:style-name="P33">Teste de mesa</text:p>
      <text:p text:style-name="P16"/>
      <text:p text:style-name="P16">i<text:tab/>1<text:tab/>2<text:tab/>3<text:tab/>4<text:tab/>5<text:tab/>6</text:p>
      <text:p text:style-name="P3">vtrA<text:tab/><text:span text:style-name="T6">1<text:tab/>2<text:tab/>3<text:tab/>-<text:tab/>-<text:tab/>-<text:tab/></text:span></text:p>
      <text:p text:style-name="P3">vtr<text:span text:style-name="T6">B<text:tab/>-<text:tab/>-<text:tab/>-<text:tab/>4<text:tab/>5<text:tab/>6<text:tab/><text:tab/><text:tab/></text:span></text:p>
      <text:p text:style-name="P29">vtr<text:span text:style-name="T6">C<text:tab/>-<text:tab/>-<text:tab/>-<text:tab/>-<text:tab/>-<text:tab/>-</text:span></text:p>
      <text:p text:style-name="P29"/>
      <text:p text:style-name="P30">i<text:tab/>1<text:tab/>2<text:tab/>3<text:tab/>4<text:tab/>5<text:tab/>6</text:p>
      <text:p text:style-name="P29">vtr<text:span text:style-name="T6">C<text:tab/>1<text:tab/>2<text:tab/>3<text:tab/>4<text:tab/>5<text:tab/>6</text:span></text:p>
      <text:p text:style-name="P1"/>
      <text:p text:style-name="P30"/>
      <text:p text:style-name="P36">Massa de dados</text:p>
      <text:p text:style-name="P36"/>
      <text:p text:style-name="P28">entrada:<text:tab/>1 2 3 4 5 6</text:p>
      <text:p text:style-name="P28">saida:<text:tab/><text:tab/>1 2 3 4 5 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4. Criar e coletar em um vetor [30] real e calcular e exibir:</text:p>
      <text:p text:style-name="P22">a. A média do grupo;</text:p>
      <text:p text:style-name="P22">b. A quantidade de notas acima do grupo;</text:p>
      <text:p text:style-name="P22">c. As posições dos valores abaixo da média do grupo.</text:p>
      <text:p text:style-name="P22"/>
      <text:p text:style-name="P39">Pseudo-Código</text:p>
      <text:p text:style-name="P39"/>
      <text:p text:style-name="P22">algoritmo: VetorMedia</text:p>
      <text:p text:style-name="P22">início</text:p>
      <text:p text:style-name="P22"><text:tab/>tipo V = vetor [1..30] reais;</text:p>
      <text:p text:style-name="P22"><text:tab/>V: vtr, vtrPosicoes;</text:p>
      <text:p text:style-name="P22"><text:tab/>real: s,md;</text:p>
      <text:p text:style-name="P22"><text:tab/>inteiro: i,j,nAcima;</text:p>
      <text:p text:style-name="P22"><text:tab/></text:p>
      <text:p text:style-name="P22"><text:tab/>s ← 0;</text:p>
      <text:p text:style-name="P22"><text:tab/>nAcima ← 0;</text:p>
      <text:p text:style-name="P22"><text:tab/>j ← 1;</text:p>
      <text:p text:style-name="P22"><text:tab/></text:p>
      <text:p text:style-name="P22"><text:tab/></text:p>
      <text:p text:style-name="P22"><text:tab/>para(i=1;i&lt;=30;i++)faça</text:p>
      <text:p text:style-name="P22"><text:tab/><text:tab/>leia: vtr[i];</text:p>
      <text:p text:style-name="P22"><text:tab/><text:tab/>s ← s + vtr[i];</text:p>
      <text:p text:style-name="P22"><text:tab/>fimpara;</text:p>
      <text:p text:style-name="P22"><text:tab/></text:p>
      <text:p text:style-name="P22"><text:tab/>md ← i;</text:p>
      <text:p text:style-name="P22"><text:tab/>md ← s / md;</text:p>
      <text:p text:style-name="P22"><text:tab/></text:p>
      <text:p text:style-name="P22"><text:tab/>escreva: md; //a. A média do grupo</text:p>
      <text:p text:style-name="P22"><text:tab/></text:p>
      <text:p text:style-name="P22"><text:tab/>para(i=1;i&lt;=30;i++)faça</text:p>
      <text:p text:style-name="P22"><text:tab/><text:tab/>se(vtr[i] &gt; md)</text:p>
      <text:p text:style-name="P22"><text:tab/><text:tab/>então</text:p>
      <text:p text:style-name="P22"><text:tab/><text:tab/><text:tab/>nAcima += 1;</text:p>
      <text:p text:style-name="P22"><text:tab/><text:tab/>fimse;</text:p>
      <text:p text:style-name="P22"><text:tab/>fimpara;</text:p>
      <text:p text:style-name="P22"><text:tab/></text:p>
      <text:p text:style-name="P22"><text:tab/>escreva: nAcima; //A quantidade de notas acima do grupo</text:p>
      <text:p text:style-name="P22"><text:tab/></text:p>
      <text:p text:style-name="P22"><text:tab/>para(i=1;i&lt;=30;i++)faça</text:p>
      <text:p text:style-name="P22"><text:tab/><text:tab/>se(vtr[i] &lt; md)</text:p>
      <text:p text:style-name="P22"><text:tab/><text:tab/>então<text:tab/></text:p>
      <text:p text:style-name="P22"><text:tab/><text:tab/><text:tab/>vtrPosicoes[j] ← i;</text:p>
      <text:p text:style-name="P22"><text:tab/><text:tab/><text:tab/>j += 1;</text:p>
      <text:p text:style-name="P22"><text:tab/><text:tab/>fimse;<text:tab/></text:p>
      <text:p text:style-name="P22"><text:tab/>fimpara;</text:p>
      <text:p text:style-name="P22"/>
      <text:p text:style-name="P22"><text:tab/>para(i=1;i&lt;=j;i++)faça</text:p>
      <text:p text:style-name="P22"><text:tab/><text:tab/> escreva: vtrPosicoes[i]; //As posições dos valores abaixo da média do grupo.</text:p>
      <text:p text:style-name="P22"><text:tab/>fimpara;</text:p>
      <text:p text:style-name="P22"><text:tab/></text:p>
      <text:p text:style-name="P22">fi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5. Criar e coletar em um vetor [20] inteiro. Calcule e exiba, segundo:</text:p>
      <text:p text:style-name="P23"><text:soft-page-break/><text:tab/><text:tab/><text:tab/><text:tab/><text:tab/></text:p>
      <text:p text:style-name="P23">10</text:p>
      <text:p text:style-name="P23">∑ (A [1] – A [21–1] )</text:p>
      <text:p text:style-name="P23">i = 1</text:p>
      <text:p text:style-name="P23"/>
      <text:p text:style-name="P23">Pseudo-Código</text:p>
      <text:p text:style-name="P23">algoritmo:</text:p>
      <text:p text:style-name="P23">inicio</text:p>
      <text:p text:style-name="P23"><text:tab/>tipo V = <text:s/>vetor [1..20] de inteiros;</text:p>
      <text:p text:style-name="P23"><text:tab/>V: vtr;</text:p>
      <text:p text:style-name="P23"><text:tab/>inteiro: i;</text:p>
      <text:p text:style-name="P23"/>
      <text:p text:style-name="P23"><text:tab/>j ← 21;</text:p>
      <text:p text:style-name="P23"><text:tab/></text:p>
      <text:p text:style-name="P23"><text:tab/>para(i=1;i&lt;=20;i++)faça</text:p>
      <text:p text:style-name="P23"><text:tab/><text:tab/>leia: vtr[i];<text:tab/>//coleta valores int no vetor <text:s/>vtr[]</text:p>
      <text:p text:style-name="P23"><text:tab/>fimpara;</text:p>
      <text:p text:style-name="P23"/>
      <text:p text:style-name="P23"><text:tab/>para(i=1;i&lt;=10;i++)faça</text:p>
      <text:p text:style-name="P23"><text:tab/><text:tab/>s ← s + (vtr[i] - vtr[j-i]);</text:p>
      <text:p text:style-name="P23"><text:tab/>fimpara;</text:p>
      <text:p text:style-name="P23"><text:tab/></text:p>
      <text:p text:style-name="P23"><text:tab/>escreva: <text:s/>s;</text:p>
      <text:p text:style-name="P23">fi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Criar e coletar em um vetor [20] com números aleatórios. Classificar este vetor em ordem crescente e mostre os dados.</text:p>
      <text:p text:style-name="P1"/>
      <text:p text:style-name="P1">Pseudo-Código</text:p>
      <text:p text:style-name="P1">algoritmo: ordVetor</text:p>
      <text:p text:style-name="P1">inicio</text:p>
      <text:p text:style-name="P1"><text:tab/>tipo V = <text:s/>vetor [1..20] inteiro;</text:p>
      <text:p text:style-name="P1"><text:tab/>V: vtr;</text:p>
      <text:p text:style-name="P1"><text:tab/>inteiro: i,j,aux;</text:p>
      <text:p text:style-name="P1"><text:tab/></text:p>
      <text:p text:style-name="P8"><text:tab/>aux <text:span text:style-name="T11">← 0;</text:span></text:p>
      <text:p text:style-name="P1"><text:tab/></text:p>
      <text:p text:style-name="P1"><text:tab/>para(i=1;i&lt;<text:span text:style-name="T8">=</text:span>20;i++)faça</text:p>
      <text:p text:style-name="P1"><text:tab/><text:tab/>vtr[i] <text:span text:style-name="T8">← </text:span>random();</text:p>
      <text:p text:style-name="P1"><text:tab/>fimpara;</text:p>
      <text:p text:style-name="P1"/>
      <text:p text:style-name="P1"><text:tab/>para(i=2;i&lt;<text:span text:style-name="T8">=</text:span>20;i++)faça</text:p>
      <text:p text:style-name="P1"><text:tab/><text:tab/>para(j=20;j<text:span text:style-name="T10">&gt;=</text:span>1;j--)faça</text:p>
      <text:p text:style-name="P1"><text:tab/><text:tab/><text:tab/>se(vtr[j-1] &gt; vtr[j])</text:p>
      <text:p text:style-name="P1"><text:tab/><text:tab/><text:tab/>então</text:p>
      <text:p text:style-name="P5"><text:tab/><text:tab/><text:tab/><text:tab/>aux <text:span text:style-name="T8">←</text:span> vtr[j-1];</text:p>
      <text:p text:style-name="P5"><text:tab/><text:tab/><text:tab/><text:tab/>vtr[j-1] <text:span text:style-name="T8">←</text:span> v[j];</text:p>
      <text:p text:style-name="P5"><text:tab/><text:tab/><text:tab/><text:tab/>vtr[j] <text:span text:style-name="T8">←</text:span> aux;</text:p>
      <text:p text:style-name="P1"><text:tab/><text:tab/><text:tab/>fimse;</text:p>
      <text:p text:style-name="P1"><text:tab/><text:tab/>fimpara;</text:p>
      <text:p text:style-name="P1"><text:tab/>fimpara;</text:p>
      <text:p text:style-name="P1"/>
      <text:p text:style-name="P1"><text:tab/>para(<text:span text:style-name="T9">i</text:span>=1;<text:span text:style-name="T9">i</text:span>&lt;20;<text:span text:style-name="T9">i</text:span>++)faça</text:p>
      <text:p text:style-name="P1"><text:tab/><text:tab/>escreva: vtr[<text:span text:style-name="T9">i</text:span>];</text:p>
      <text:p text:style-name="P1"><text:tab/>fimpara;</text:p>
      <text:p text:style-name="P1"/>
      <text:p text:style-name="P1">fim</text:p>
      <text:p text:style-name="P1"/>
      <table:table table:name="Tabela1" table:style-name="Tabela1">
        <table:table-column table:style-name="Tabela1.A"/>
        <table:table-column table:style-name="Tabela1.B" table:number-columns-repeated="19"/>
        <table:table-column table:style-name="Tabela1.U"/>
        <table:table-row>
          <table:table-cell table:style-name="Tabela1.A1" office:value-type="string">
            <text:p text:style-name="P44">i</text:p>
          </table:table-cell>
          <table:table-cell table:style-name="Tabela1.A1" office:value-type="string">
            <text:p text:style-name="P44">1</text:p>
          </table:table-cell>
          <table:table-cell table:style-name="Tabela1.A1" office:value-type="string">
            <text:p text:style-name="P44">2</text:p>
          </table:table-cell>
          <table:table-cell table:style-name="Tabela1.A1" office:value-type="string">
            <text:p text:style-name="P44">3</text:p>
          </table:table-cell>
          <table:table-cell table:style-name="Tabela1.A1" office:value-type="string">
            <text:p text:style-name="P44">4</text:p>
          </table:table-cell>
          <table:table-cell table:style-name="Tabela1.A1" office:value-type="string">
            <text:p text:style-name="P44">5</text:p>
          </table:table-cell>
          <table:table-cell table:style-name="Tabela1.A1" office:value-type="string">
            <text:p text:style-name="P44">6</text:p>
          </table:table-cell>
          <table:table-cell table:style-name="Tabela1.A1" office:value-type="string">
            <text:p text:style-name="P44">7</text:p>
          </table:table-cell>
          <table:table-cell table:style-name="Tabela1.A1" office:value-type="string">
            <text:p text:style-name="P44">8</text:p>
          </table:table-cell>
          <table:table-cell table:style-name="Tabela1.A1" office:value-type="string">
            <text:p text:style-name="P44">9</text:p>
          </table:table-cell>
          <table:table-cell table:style-name="Tabela1.A1" office:value-type="string">
            <text:p text:style-name="P44">10</text:p>
          </table:table-cell>
          <table:table-cell table:style-name="Tabela1.A1" office:value-type="string">
            <text:p text:style-name="P44">11</text:p>
          </table:table-cell>
          <table:table-cell table:style-name="Tabela1.A1" office:value-type="string">
            <text:p text:style-name="P44">12</text:p>
          </table:table-cell>
          <table:table-cell table:style-name="Tabela1.A1" office:value-type="string">
            <text:p text:style-name="P44">13</text:p>
          </table:table-cell>
          <table:table-cell table:style-name="Tabela1.A1" office:value-type="string">
            <text:p text:style-name="P44">14</text:p>
          </table:table-cell>
          <table:table-cell table:style-name="Tabela1.A1" office:value-type="string">
            <text:p text:style-name="P44">15</text:p>
          </table:table-cell>
          <table:table-cell table:style-name="Tabela1.A1" office:value-type="string">
            <text:p text:style-name="P44">16</text:p>
          </table:table-cell>
          <table:table-cell table:style-name="Tabela1.A1" office:value-type="string">
            <text:p text:style-name="P44">17</text:p>
          </table:table-cell>
          <table:table-cell table:style-name="Tabela1.A1" office:value-type="string">
            <text:p text:style-name="P44">18</text:p>
          </table:table-cell>
          <table:table-cell table:style-name="Tabela1.A1" office:value-type="string">
            <text:p text:style-name="P44">19</text:p>
          </table:table-cell>
          <table:table-cell table:style-name="Tabela1.U1" office:value-type="string">
            <text:p text:style-name="P44">20</text:p>
          </table:table-cell>
        </table:table-row>
        <table:table-row>
          <table:table-cell table:style-name="Tabela1.A2" office:value-type="string">
            <text:p text:style-name="P6">vtr</text:p>
          </table:table-cell>
          <table:table-cell table:style-name="Tabela1.A2" office:value-type="string">
            <text:p text:style-name="P46">65</text:p>
          </table:table-cell>
          <table:table-cell table:style-name="Tabela1.A2" office:value-type="string">
            <text:p text:style-name="P46">3</text:p>
          </table:table-cell>
          <table:table-cell table:style-name="Tabela1.A2" office:value-type="string">
            <text:p text:style-name="P46">7</text:p>
          </table:table-cell>
          <table:table-cell table:style-name="Tabela1.A2" office:value-type="string">
            <text:p text:style-name="P46">33</text:p>
          </table:table-cell>
          <table:table-cell table:style-name="Tabela1.A2" office:value-type="string">
            <text:p text:style-name="P46">455</text:p>
          </table:table-cell>
          <table:table-cell table:style-name="Tabela1.A2" office:value-type="string">
            <text:p text:style-name="P46">41</text:p>
          </table:table-cell>
          <table:table-cell table:style-name="Tabela1.A2" office:value-type="string">
            <text:p text:style-name="P46">23</text:p>
          </table:table-cell>
          <table:table-cell table:style-name="Tabela1.A2" office:value-type="string">
            <text:p text:style-name="P46">22</text:p>
          </table:table-cell>
          <table:table-cell table:style-name="Tabela1.A2" office:value-type="string">
            <text:p text:style-name="P46">6</text:p>
          </table:table-cell>
          <table:table-cell table:style-name="Tabela1.A2" office:value-type="string">
            <text:p text:style-name="P46">8</text:p>
          </table:table-cell>
          <table:table-cell table:style-name="Tabela1.A2" office:value-type="string">
            <text:p text:style-name="P46">89</text:p>
          </table:table-cell>
          <table:table-cell table:style-name="Tabela1.A2" office:value-type="string">
            <text:p text:style-name="P46">56</text:p>
          </table:table-cell>
          <table:table-cell table:style-name="Tabela1.A2" office:value-type="string">
            <text:p text:style-name="P46">34</text:p>
          </table:table-cell>
          <table:table-cell table:style-name="Tabela1.A2" office:value-type="string">
            <text:p text:style-name="P46">52</text:p>
          </table:table-cell>
          <table:table-cell table:style-name="Tabela1.A2" office:value-type="string">
            <text:p text:style-name="P46">27</text:p>
          </table:table-cell>
          <table:table-cell table:style-name="Tabela1.A2" office:value-type="string">
            <text:p text:style-name="P46">5</text:p>
          </table:table-cell>
          <table:table-cell table:style-name="Tabela1.A2" office:value-type="string">
            <text:p text:style-name="P46">91</text:p>
          </table:table-cell>
          <table:table-cell table:style-name="Tabela1.A2" office:value-type="string">
            <text:p text:style-name="P46">39</text:p>
          </table:table-cell>
          <table:table-cell table:style-name="Tabela1.A2" office:value-type="string">
            <text:p text:style-name="P45">66</text:p>
          </table:table-cell>
          <table:table-cell table:style-name="Tabela1.U2" office:value-type="string">
            <text:p text:style-name="P46">87</text:p>
          </table:table-cell>
        </table:table-row>
      </table:table>
      <text:p text:style-name="P17"/>
      <table:table table:name="Tabela2" table:style-name="Tabela2">
        <table:table-column table:style-name="Tabela2.A" table:number-columns-repeated="20"/>
        <table:table-column table:style-name="Tabela2.U"/>
        <table:table-row>
          <table:table-cell table:style-name="Tabela2.A1" office:value-type="string">
            <text:p text:style-name="P47">i</text:p>
          </table:table-cell>
          <table:table-cell table:style-name="Tabela2.A1" office:value-type="string">
            <text:p text:style-name="P47">1</text:p>
          </table:table-cell>
          <table:table-cell table:style-name="Tabela2.A1" office:value-type="string">
            <text:p text:style-name="P47">2</text:p>
          </table:table-cell>
          <table:table-cell table:style-name="Tabela2.A1" office:value-type="string">
            <text:p text:style-name="P47">3</text:p>
          </table:table-cell>
          <table:table-cell table:style-name="Tabela2.A1" office:value-type="string">
            <text:p text:style-name="P47">4</text:p>
          </table:table-cell>
          <table:table-cell table:style-name="Tabela2.A1" office:value-type="string">
            <text:p text:style-name="P47">5</text:p>
          </table:table-cell>
          <table:table-cell table:style-name="Tabela2.A1" office:value-type="string">
            <text:p text:style-name="P47">6</text:p>
          </table:table-cell>
          <table:table-cell table:style-name="Tabela2.A1" office:value-type="string">
            <text:p text:style-name="P47">7</text:p>
          </table:table-cell>
          <table:table-cell table:style-name="Tabela2.A1" office:value-type="string">
            <text:p text:style-name="P47">8</text:p>
          </table:table-cell>
          <table:table-cell table:style-name="Tabela2.A1" office:value-type="string">
            <text:p text:style-name="P47">9</text:p>
          </table:table-cell>
          <table:table-cell table:style-name="Tabela2.A1" office:value-type="string">
            <text:p text:style-name="P47">10</text:p>
          </table:table-cell>
          <table:table-cell table:style-name="Tabela2.A1" office:value-type="string">
            <text:p text:style-name="P47">11</text:p>
          </table:table-cell>
          <table:table-cell table:style-name="Tabela2.A1" office:value-type="string">
            <text:p text:style-name="P47">12</text:p>
          </table:table-cell>
          <table:table-cell table:style-name="Tabela2.A1" office:value-type="string">
            <text:p text:style-name="P47">13</text:p>
          </table:table-cell>
          <table:table-cell table:style-name="Tabela2.A1" office:value-type="string">
            <text:p text:style-name="P47">14</text:p>
          </table:table-cell>
          <table:table-cell table:style-name="Tabela2.A1" office:value-type="string">
            <text:p text:style-name="P47">15</text:p>
          </table:table-cell>
          <table:table-cell table:style-name="Tabela2.A1" office:value-type="string">
            <text:p text:style-name="P47">16</text:p>
          </table:table-cell>
          <table:table-cell table:style-name="Tabela2.A1" office:value-type="string">
            <text:p text:style-name="P47">17</text:p>
          </table:table-cell>
          <table:table-cell table:style-name="Tabela2.A1" office:value-type="string">
            <text:p text:style-name="P47">18</text:p>
          </table:table-cell>
          <table:table-cell table:style-name="Tabela2.A1" office:value-type="string">
            <text:p text:style-name="P47">19</text:p>
          </table:table-cell>
          <table:table-cell table:style-name="Tabela2.U1" office:value-type="string">
            <text:p text:style-name="P47">20</text:p>
          </table:table-cell>
        </table:table-row>
        <table:table-row>
          <table:table-cell table:style-name="Tabela2.A2" office:value-type="string">
            <text:p text:style-name="P47">vtr</text:p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48">5</text:p>
          </table:table-cell>
          <table:table-cell table:style-name="Tabela2.A2" office:value-type="string">
            <text:p text:style-name="P48">52</text:p>
          </table:table-cell>
          <table:table-cell table:style-name="Tabela2.A2" office:value-type="string">
            <text:p text:style-name="P48">27</text:p>
          </table:table-cell>
          <table:table-cell table:style-name="Tabela2.A2" office:value-type="string">
            <text:p text:style-name="P47">39</text:p>
          </table:table-cell>
          <table:table-cell table:style-name="Tabela2.A2" office:value-type="string">
            <text:p text:style-name="P47">91</text:p>
          </table:table-cell>
          <table:table-cell table:style-name="Tabela2.A2" office:value-type="string">
            <text:p text:style-name="P43"/>
          </table:table-cell>
          <table:table-cell table:style-name="Tabela2.U2" office:value-type="string">
            <text:p text:style-name="P43"/>
          </table:table-cell>
        </table:table-row>
      </table:table>
      <text:p text:style-name="P17"/>
      <text:p text:style-name="P17"/>
      <text:p text:style-name="P18"><text:span text:style-name="T13">i</text:span><text:tab/><text:tab/>2<text:tab/><text:span text:style-name="T12">2<text:tab/>2<text:tab/>2<text:tab/>2<text:tab/>2</text:span></text:p>
      <text:p text:style-name="P18">j<text:tab/><text:tab/>20<text:tab/><text:span text:style-name="T12">19<text:tab/>18<text:tab/>17<text:tab/>16<text:tab/>15</text:span></text:p>
      <text:p text:style-name="P18">aux<text:tab/><text:tab/><text:span text:style-name="T12">0<text:tab/>0<text:tab/>91<text:tab/>91<text:tab/>27<text:tab/>52</text:span></text:p>
      <text:p text:style-name="P18"><text:span text:style-name="T4">vtr</text:span>[j-1]<text:tab/><text:span text:style-name="T12">66<text:tab/>39<text:tab/>39<text:tab/>5<text:tab/>5<text:tab/>5</text:span></text:p>
      <text:p text:style-name="P18"><text:span text:style-name="T4">vtr</text:span>[j]<text:tab/><text:tab/><text:span text:style-name="T12">87<text:tab/>66<text:tab/>91<text:tab/>39<text:tab/>27<text:tab/>52</text:span></text:p>
      <text:p text:style-name="P18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A partir do exercício 6 (vetor classificado) solicitar um valor qualquer e verificar a sua existência no vetor (utilizar pesquisa binária).</text:p>
      <text:p text:style-name="P1"/>
      <text:p text:style-name="P1">Pseudo-Código</text:p>
      <text:p text:style-name="P1">Algoritmo Fbusca(inteiro vrtB[]) inteiro</text:p>
      <text:p text:style-name="P1">inicio</text:p>
      <text:p text:style-name="P1"><text:tab/>inteiro: inicial, meio, final, busca;</text:p>
      <text:p text:style-name="P1"><text:tab/>boolean: nroLocalizado;</text:p>
      <text:p text:style-name="P1"><text:tab/></text:p>
      <text:p text:style-name="P1"><text:tab/>inicial <text:span text:style-name="T7">←</text:span> 1;</text:p>
      <text:p text:style-name="P4"><text:tab/>final <text:span text:style-name="T7">←</text:span> 20;</text:p>
      <text:p text:style-name="P4"><text:tab/>nroLocalizado <text:span text:style-name="T7">←</text:span> Falso;</text:p>
      <text:p text:style-name="P1"/>
      <text:p text:style-name="P1"><text:tab/>enquanto ((inicial &lt;= final) e não nroLocalizado)faça</text:p>
      <text:p text:style-name="P4"><text:tab/><text:tab/>meio <text:span text:style-name="T7">←</text:span> (inicial + final) / 2;</text:p>
      <text:p text:style-name="P1"><text:tab/><text:tab/>se(vrtB[meio] = busca)</text:p>
      <text:p text:style-name="P1"><text:tab/><text:tab/> então</text:p>
      <text:p text:style-name="P4"><text:tab/><text:tab/><text:tab/> nroLocalizado <text:span text:style-name="T7">←</text:span> Verdadeiro;</text:p>
      <text:p text:style-name="P1"><text:tab/><text:tab/> fimse;</text:p>
      <text:p text:style-name="P1"><text:tab/><text:tab/>se(vrtB[meio] &gt; busca)</text:p>
      <text:p text:style-name="P1"><text:tab/><text:tab/> então</text:p>
      <text:p text:style-name="P4"><text:tab/><text:tab/><text:tab/>final <text:span text:style-name="T7">←</text:span> meio – 1;</text:p>
      <text:p text:style-name="P1"><text:tab/><text:tab/> senão</text:p>
      <text:p text:style-name="P4"><text:tab/><text:tab/><text:tab/>inicial <text:span text:style-name="T7">←</text:span> meio + 1;</text:p>
      <text:p text:style-name="P1"><text:tab/><text:tab/>fimse;</text:p>
      <text:p text:style-name="P1"><text:tab/>fimenquanto</text:p>
      <text:p text:style-name="P1"><text:tab/>retorna: <text:s/>nroLocalizado;</text:p>
      <text:p text:style-name="P1">fimseg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8. Criar e carregar uma matriz [4][3] inteiro com quantidade de produtos vendidos em 4 semanas. Calcular e exibir:</text:p>
      <text:p text:style-name="P1">a. A quantidade de cada produto vendido no mês;</text:p>
      <text:p text:style-name="P1">b. A quantidade de produtos vendidos por semana;</text:p>
      <text:p text:style-name="P1">c. O total de produtos vendidos no mês.</text:p>
      <text:p text:style-name="P1"/>
      <text:p text:style-name="P1">Pseudo-Código</text:p>
      <text:p text:style-name="P1">algoritmo: qtdProdutos</text:p>
      <text:p text:style-name="P1">início</text:p>
      <text:p text:style-name="P1"><text:tab/>tipo M = <text:s/>matriz [1..4, 1..3] inteiro;</text:p>
      <text:p text:style-name="P1"><text:tab/><text:tab/>M: mtz;</text:p>
      <text:p text:style-name="P1"><text:tab/>inteiro: i,j;</text:p>
      <text:p text:style-name="P1"><text:tab/>para(i=1;i&lt;4;i++)faça</text:p>
      <text:p text:style-name="P1"><text:tab/><text:tab/>para(i=1;i&lt;3;i++)faça</text:p>
      <text:p text:style-name="P1"><text:tab/><text:tab/><text:tab/>leia: mtz[i,j] 1x1, 1x2, 1x3 | 2x1, 2x2, 2x3 | 3x1, 3x2, 3x3 | 4x1, 4x2, 4x3</text:p>
      <text:p text:style-name="P1"><text:tab/><text:tab/>fimpara;</text:p>
      <text:p text:style-name="P1"><text:tab/>fimpara;</text:p>
      <text:p text:style-name="P1">fim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4:55:58.169533053</meta:creation-date>
    <dc:date>2017-11-10T01:13:19.496522074</dc:date>
    <meta:editing-duration>PT4H8M42S</meta:editing-duration>
    <meta:editing-cycles>31</meta:editing-cycles>
    <meta:generator>LibreOffice/5.1.6.2$Linux_X86_64 LibreOffice_project/10m0$Build-2</meta:generator>
    <meta:document-statistic meta:table-count="2" meta:image-count="0" meta:object-count="0" meta:page-count="8" meta:paragraph-count="362" meta:word-count="1087" meta:character-count="5711" meta:non-whitespace-character-count="4596"/>
  </office:meta>
</office:document-meta>
</file>